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bd8" officeooo:paragraph-rsid="000bebd8"/>
    </style:style>
    <style:style style:name="P2" style:family="paragraph" style:parent-style-name="Standard">
      <style:text-properties officeooo:rsid="000bebd8" officeooo:paragraph-rsid="001407c9"/>
    </style:style>
    <style:style style:name="P3" style:family="paragraph" style:parent-style-name="Standard">
      <style:text-properties officeooo:paragraph-rsid="000bebd8"/>
    </style:style>
    <style:style style:name="P4" style:family="paragraph" style:parent-style-name="Standard">
      <style:text-properties fo:font-weight="bold" officeooo:rsid="000bebd8" officeooo:paragraph-rsid="000bebd8" style:font-weight-asian="bold" style:font-weight-complex="bold"/>
    </style:style>
    <style:style style:name="P5" style:family="paragraph" style:parent-style-name="Standard">
      <style:text-properties fo:font-weight="bold" officeooo:rsid="000f95f8" officeooo:paragraph-rsid="000f95f8" style:font-weight-asian="bold" style:font-weight-complex="bold"/>
    </style:style>
    <style:style style:name="P6" style:family="paragraph" style:parent-style-name="Standard">
      <style:text-properties officeooo:rsid="001407c9" officeooo:paragraph-rsid="001407c9"/>
    </style:style>
    <style:style style:name="P7" style:family="paragraph" style:parent-style-name="Standard">
      <style:text-properties fo:font-weight="normal" officeooo:rsid="0014c6e7" officeooo:paragraph-rsid="0014c6e7" style:font-weight-asian="normal" style:font-weight-complex="normal"/>
    </style:style>
    <style:style style:name="P8" style:family="paragraph" style:parent-style-name="Standard">
      <style:text-properties officeooo:rsid="0014c6e7" officeooo:paragraph-rsid="0014c6e7"/>
    </style:style>
    <style:style style:name="P9" style:family="paragraph" style:parent-style-name="Standard">
      <style:text-properties officeooo:paragraph-rsid="0017c430"/>
    </style:style>
    <style:style style:name="P10" style:family="paragraph" style:parent-style-name="Standard">
      <style:text-properties officeooo:rsid="001407c9" officeooo:paragraph-rsid="001407c9"/>
    </style:style>
    <style:style style:name="P11" style:family="paragraph" style:parent-style-name="Standard">
      <style:text-properties officeooo:rsid="001a5283" officeooo:paragraph-rsid="001a5283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solid" draw:fill-color="#bee3d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ed1c2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ed1c2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adc5e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adc5e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87d1d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87d1d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ebd8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bebd8" style:font-size-asian="10pt" style:font-size-complex="10pt"/>
    </style:style>
    <style:style style:name="T4" style:family="text">
      <style:text-properties fo:font-size="10pt" officeooo:rsid="001407c9" style:font-size-asian="10pt" style:font-size-complex="10pt"/>
    </style:style>
    <style:style style:name="T5" style:family="text">
      <style:text-properties officeooo:rsid="000f95f8"/>
    </style:style>
    <style:style style:name="T6" style:family="text">
      <style:text-properties officeooo:rsid="0010ddab"/>
    </style:style>
    <style:style style:name="T7" style:family="text">
      <style:text-properties officeooo:rsid="001407c9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bebd8" style:font-size-asian="12pt" style:font-size-complex="12pt"/>
    </style:style>
    <style:style style:name="T10" style:family="text">
      <style:text-properties officeooo:rsid="0017c430"/>
    </style:style>
    <style:style style:name="T11" style:family="text">
      <style:text-properties officeooo:rsid="001a5283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ee3d3" draw:textarea-horizontal-align="justify" draw:textarea-vertical-align="middle" draw:auto-grow-height="false" fo:min-height="0.478cm" fo:min-width="2.1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ee3d3" draw:textarea-horizontal-align="justify" draw:textarea-vertical-align="middle" draw:auto-grow-height="false" fo:min-height="1.124cm" fo:min-width="0.9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ee3d3" draw:textarea-horizontal-align="justify" draw:textarea-vertical-align="middle" draw:auto-grow-height="false" fo:min-height="0.884cm" fo:min-width="0.7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ee3d3" draw:textarea-horizontal-align="justify" draw:textarea-vertical-align="middle" draw:auto-grow-height="false" fo:min-height="0.884cm" fo:min-width="0.7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a65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79cm" svg:stroke-color="#000000" draw:marker-start="" draw:marker-start-width="0.319cm" draw:marker-start-center="false" draw:marker-end="" draw:marker-end-width="0.319cm" draw:marker-end-center="false" draw:fill="none" draw:fill-color="#000000" draw:textarea-horizontal-align="justify" draw:textarea-vertical-align="middle" draw:auto-grow-height="false" fo:min-height="3.327cm" fo:min-width="0cm" fo:padding-top="0.155cm" fo:padding-bottom="0.155cm" fo:padding-left="0.28cm" fo:padding-right="0.28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79cm" svg:stroke-color="#000000" draw:marker-start="" draw:marker-start-width="0.319cm" draw:marker-start-center="false" draw:marker-end="" draw:marker-end-width="0.319cm" draw:marker-end-center="false" draw:fill="none" draw:fill-color="#000000" draw:textarea-horizontal-align="justify" draw:textarea-vertical-align="middle" draw:auto-grow-height="false" fo:min-height="3.496cm" fo:min-width="0cm" fo:padding-top="0.155cm" fo:padding-bottom="0.155cm" fo:padding-left="0.28cm" fo:padding-right="0.28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a65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79cm" svg:stroke-color="#000000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79cm" svg:stroke-color="#b2b2b2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Fine_20_Dashed" svg:stroke-width="0.079cm" svg:stroke-color="#000000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79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79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79cm" svg:stroke-color="#000000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79cm" svg:stroke-color="#b2b2b2" draw:marker-start="" draw:marker-start-width="0.34cm" draw:marker-start-center="false" draw:marker-end="" draw:marker-end-width="0.34cm" draw:marker-end-center="false" draw:fill="none" draw:fill-color="#ed1c24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79cm" svg:stroke-color="#b2b2b2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79cm" svg:stroke-color="#b2b2b2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79cm" svg:stroke-color="#b2b2b2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138cm" fo:min-width="2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ee3d3" draw:textarea-horizontal-align="justify" draw:textarea-vertical-align="middle" draw:auto-grow-height="false" fo:min-height="0.476cm" fo:min-width="2.1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ee3d3" draw:textarea-horizontal-align="justify" draw:textarea-vertical-align="middle" draw:auto-grow-height="false" fo:min-height="0.474cm" fo:min-width="2.1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ee3d3" draw:textarea-horizontal-align="justify" draw:textarea-vertical-align="middle" draw:auto-grow-height="false" fo:min-height="0.476cm" fo:min-width="2.1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dash" draw:stroke-dash="Fine_20_Dashed" svg:stroke-width="0.079cm" svg:stroke-color="#000000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ee3d3" draw:textarea-horizontal-align="justify" draw:textarea-vertical-align="middle" draw:auto-grow-height="false" fo:min-height="0.882cm" fo:min-width="0.7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ee3d3" draw:textarea-horizontal-align="justify" draw:textarea-vertical-align="middle" draw:auto-grow-height="false" fo:min-height="0.884cm" fo:min-width="0.7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ee3d3" draw:textarea-horizontal-align="justify" draw:textarea-vertical-align="middle" draw:auto-grow-height="false" fo:min-height="0.88cm" fo:min-width="0.7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487cm" fo:min-width="2.2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1.148cm" fo:min-width="0.9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901cm" fo:min-width="0.7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901cm" fo:min-width="0.7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a65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79cm" svg:stroke-color="#000000" draw:marker-start="" draw:marker-start-width="0.319cm" draw:marker-start-center="false" draw:marker-end="" draw:marker-end-width="0.319cm" draw:marker-end-center="false" draw:fill="none" draw:fill-color="#000000" draw:textarea-horizontal-align="justify" draw:textarea-vertical-align="middle" draw:auto-grow-height="false" fo:min-height="3.39cm" fo:min-width="0cm" fo:padding-top="0.155cm" fo:padding-bottom="0.155cm" fo:padding-left="0.28cm" fo:padding-right="0.28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79cm" svg:stroke-color="#000000" draw:marker-start="" draw:marker-start-width="0.319cm" draw:marker-start-center="false" draw:marker-end="" draw:marker-end-width="0.319cm" draw:marker-end-center="false" draw:fill="none" draw:fill-color="#000000" draw:textarea-horizontal-align="justify" draw:textarea-vertical-align="middle" draw:auto-grow-height="false" fo:min-height="3.563cm" fo:min-width="0cm" fo:padding-top="0.155cm" fo:padding-bottom="0.155cm" fo:padding-left="0.28cm" fo:padding-right="0.28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a65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79cm" svg:stroke-color="#000000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79cm" svg:stroke-color="#b2b2b2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4" style:family="graphic">
      <style:graphic-properties draw:stroke="dash" draw:stroke-dash="Fine_20_Dashed" svg:stroke-width="0.079cm" svg:stroke-color="#000000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79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79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79cm" svg:stroke-color="#000000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79cm" svg:stroke-color="#b2b2b2" draw:marker-start="" draw:marker-start-width="0.34cm" draw:marker-start-center="false" draw:marker-end="" draw:marker-end-width="0.34cm" draw:marker-end-center="false" draw:fill="none" draw:fill-color="#ed1c24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79cm" svg:stroke-color="#b2b2b2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79cm" svg:stroke-color="#b2b2b2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79cm" svg:stroke-color="#b2b2b2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85cm" fo:min-width="3.2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dash" draw:stroke-dash="Fine_20_Dashed" svg:stroke-width="0.079cm" svg:stroke-color="#000000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489cm" fo:min-width="2.2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489cm" fo:min-width="2.2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489cm" fo:min-width="2.2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901cm" fo:min-width="0.7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901cm" fo:min-width="0.7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901cm" fo:min-width="0.7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7d1d1" draw:textarea-horizontal-align="justify" draw:textarea-vertical-align="middle" draw:auto-grow-height="false" fo:min-height="0.9cm" fo:min-width="0.7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a65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7d1d1" draw:textarea-horizontal-align="justify" draw:textarea-vertical-align="middle" draw:auto-grow-height="false" fo:min-height="0.476cm" fo:min-width="2.1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7d1d1" draw:textarea-horizontal-align="justify" draw:textarea-vertical-align="middle" draw:auto-grow-height="false" fo:min-height="1.124cm" fo:min-width="0.9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a65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.079cm" svg:stroke-color="#000000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79cm" svg:stroke-color="#b2b2b2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.079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.079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.079cm" svg:stroke-color="#000000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.079cm" svg:stroke-color="#b2b2b2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.079cm" svg:stroke-color="#b2b2b2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7d1d1" draw:textarea-horizontal-align="justify" draw:textarea-vertical-align="middle" draw:auto-grow-height="false" fo:min-height="0.476cm" fo:min-width="2.1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7d1d1" draw:textarea-horizontal-align="justify" draw:textarea-vertical-align="middle" draw:auto-grow-height="false" fo:min-height="0.474cm" fo:min-width="2.1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7d1d1" draw:textarea-horizontal-align="justify" draw:textarea-vertical-align="middle" draw:auto-grow-height="false" fo:min-height="0.476cm" fo:min-width="2.1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.079cm" svg:stroke-color="#000000" draw:marker-start="" draw:marker-start-width="0.34cm" draw:marker-start-center="false" draw:marker-end="Arrow" draw:marker-end-width="0.3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78" style:family="graphic">
      <style:graphic-properties draw:stroke="dash" draw:stroke-dash="Fine_20_Dashed" svg:stroke-width="0.071cm" svg:stroke-color="#000000" draw:marker-start="" draw:marker-start-width="0.43cm" draw:marker-start-center="false" draw:marker-end="Arrow" draw:marker-end-width="0.529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79" style:family="graphic">
      <style:graphic-properties draw:stroke="dash" draw:stroke-dash="Fine_20_Dashed" svg:stroke-width="0.071cm" svg:stroke-color="#000000" draw:marker-start="" draw:marker-start-width="0.415cm" draw:marker-start-center="false" draw:marker-end="Arrow" draw:marker-end-width="0.515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7d1d1" draw:textarea-horizontal-align="justify" draw:textarea-vertical-align="middle" draw:auto-grow-height="false" fo:min-height="1.277cm" fo:min-width="3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ee3d3" draw:textarea-horizontal-align="justify" draw:textarea-vertical-align="middle" draw:auto-grow-height="false" fo:min-height="1.275cm" fo:min-width="3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1.288cm" fo:min-width="3.49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teurs : </text:p>
      <text:p text:style-name="P3"><text:span text:style-name="T1">Clément BIRBES </text:span><text:span text:style-name="T3">(</text:span><text:span text:style-name="T2">BIOS4Biol</text:span><text:span text:style-name="T3">)</text:span></text:p>
      <text:p text:style-name="P3"><text:span text:style-name="T1">Margot ZAHM </text:span><text:span text:style-name="T3">(</text:span><text:span text:style-name="T2">BIOS4Biol</text:span><text:span text:style-name="T3">)</text:span></text:p>
      <text:p text:style-name="P6"><text:span text:style-name="T9">C</text:span><text:span text:style-name="T8">hristophe KLOPP</text:span><text:span text:style-name="T2"> </text:span><text:span text:style-name="T3">(</text:span><text:span text:style-name="T2">BIOS4Biol</text:span><text:span text:style-name="T3">)</text:span></text:p>
      <text:p text:style-name="P11"><text:span text:style-name="T9">C</text:span><text:span text:style-name="T8">laire KUCHLY</text:span><text:span text:style-name="T2"> </text:span><text:span text:style-name="T3">(</text:span><text:span text:style-name="T4">BIOS4Biol</text:span><text:span text:style-name="T3">)</text:span></text:p>
      <text:p text:style-name="P1"/>
      <text:p text:style-name="P1"/>
      <text:p text:style-name="P4">Production :</text:p>
      <text:p text:style-name="P1"><text:span text:style-name="T7">Assembly </text:span>ErrorCorrection_Pipeline</text:p>
      <text:p text:style-name="P1"/>
      <text:p text:style-name="P1"/>
      <text:p text:style-name="P4">Résumé :</text:p>
      <text:p text:style-name="P2"><text:span text:style-name="T6">Ce p</text:span>ipeline <text:span text:style-name="T6">Nextflow</text:span> permet le polishing de génome à partir d’un simple assemblage et de reads long et/ou court. <text:span text:style-name="T7">Il utilise les outils de polishing long reads et short reads les plus efficace et ce de façon optimisé de manière a réduire au maximum les temps d’exécution.</text:span></text:p>
      <text:p text:style-name="P6">Ce pipeline permet également la correction des erreurs introduites par les assembleurs et les polisher via une étape de « splitting ».</text:p>
      <text:p text:style-name="P6">Le pipeline est efficace pour l’ensemble des génomes <text:span text:style-name="T11">eukaryotes</text:span>, quelque soit la taille ou les <text:span text:style-name="T10">spécificités de ce dernier.</text:span></text:p>
      <text:p text:style-name="P6"/>
      <text:p text:style-name="P8">En plus de sa capacité <text:span text:style-name="T10">à</text:span> améliorer la qualité d’un assemblage, ce <text:span text:style-name="T10">pipeline</text:span> permet d’évaluer les métriques du nouvel assemblage via les outils Busco, Kat et Quast.</text:p>
      <text:p text:style-name="P1"/>
      <text:p text:style-name="P1"/>
      <text:p text:style-name="P4">Disponnible ici :</text:p>
      <text:p text:style-name="P1">https://forgemia.inra.fr/seqoccin/axis1-assembly/-/tree/dev/errorCorrection_Pipelin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Etapes du pipeline :</text:p>
      <text:p text:style-name="P7">Cette image présente les différentes étapes du pipeline, cha<text:span text:style-name="T10">cun des 3</text:span> partie<text:span text:style-name="T10">s distincte</text:span> du pipeline est optionnelle, mais une utilisation complète permet d’obtenir de meilleurs résultats.</text:p>
      <text:p text:style-name="P7"/>
      <text:p text:style-name="P9"><text:span text:style-name="T1">Les valeurs par défaut permettent d’obtenir un score busco &gt; à 94 % sur l’ensemble des génomes testés : Bos taurus, Coturnix japonica, Zea mays, </text:span>Phaseolus vulgaris<text:span text:style-name="T5"> et Sus crofa</text:span></text:p>
      <text:p text:style-name="P1"/>
      <text:p text:style-name="P1"><draw:g text:anchor-type="paragraph" draw:z-index="0" draw:name="Forme1" draw:style-name="gr1"><draw:custom-shape draw:style-name="gr2" draw:text-style-name="P13" svg:width="2.677cm" svg:height="0.729cm" svg:x="8.781cm" svg:y="0.058cm"><text:p text:style-name="P12"><text:span text:style-name="T12">Long read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13" svg:width="2.056cm" svg:height="1.943cm" svg:x="13.293cm" svg:y="0.002cm"><text:p text:style-name="P12"><text:span text:style-name="T12">Mini</text:span></text:p><text:p text:style-name="P12"><text:span text:style-name="T12">map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1.714cm" svg:height="1.601cm" svg:x="12.436cm" svg:y="3.256cm"><text:p text:style-name="P12"><text:span text:style-name="T12">Racon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5" draw:text-style-name="P13" svg:width="1.715cm" svg:height="1.601cm" svg:x="14.432cm" svg:y="3.256cm"><text:p text:style-name="P12"><text:span text:style-name="T12">Medaka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6" draw:text-style-name="P14" svg:width="0.228cm" svg:height="0.228cm" svg:x="13.293cm" svg:y="0.8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5" svg:width="0.345cm" svg:height="3.835cm" draw:transform="rotate (1.5707963267949) translate (12.3395833333333cm 3.19969444444444cm)"><text:p/>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style-name="gr8" draw:text-style-name="P15" svg:width="0.345cm" svg:height="3.807cm" draw:transform="rotate (1.5707963267949) translate (12.3395833333333cm 5.24404166666667cm)"><text:p/><draw:enhanced-geometry svg:viewBox="0 0 21600 21600" draw:mirror-vertical="true" draw:glue-points="0 0 0 21600 21600 10800" draw:text-areas="0 ?f9 7800 ?f10" draw:mirror-horizontal="false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style-name="gr9" draw:text-style-name="P14" svg:width="0.23cm" svg:height="0.228cm" svg:x="14.148cm" svg:y="2.74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6" svg:width="0.23cm" svg:height="0.228cm" svg:x="14.148cm" svg:y="5.14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6" svg:width="0.228cm" svg:height="0.228cm" svg:x="15.12cm" svg:y="0.8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12" draw:text-style-name="P17" svg:x1="14.263cm" svg:y1="5.37cm" svg:x2="14.263cm" svg:y2="5.884cm"><text:p/></draw:line><draw:line draw:style-name="gr13" draw:text-style-name="P17" svg:x1="15.347cm" svg:y1="0.967cm" svg:x2="17.345cm" svg:y2="0.973cm"><text:p/></draw:line><draw:line draw:style-name="gr14" draw:text-style-name="P17" svg:x1="17.346cm" svg:y1="0.972cm" svg:x2="14.377cm" svg:y2="2.799cm"><text:p/></draw:line><draw:connector draw:style-name="gr15" draw:text-style-name="P17" draw:type="curve" svg:x1="12.908cm" svg:y1="6.221cm" svg:x2="8.78cm" svg:y2="1.552cm" draw:start-shape="id1" draw:start-glue-point="3" draw:end-shape="id2" draw:end-glue-point="3" svg:d="M12908 6221c-6945 0-4881-4669-4128-4669" svg:viewBox="0 0 5008 4671"><text:p/></draw:connector><draw:line draw:style-name="gr16" draw:text-style-name="P17" svg:x1="11.456cm" svg:y1="1.189cm" svg:x2="11.693cm" svg:y2="0.972cm"><text:p/></draw:line><draw:line draw:style-name="gr17" draw:text-style-name="P17" svg:x1="11.456cm" svg:y1="0.785cm" svg:x2="11.693cm" svg:y2="0.972cm"><text:p/></draw:line><draw:line draw:style-name="gr18" draw:text-style-name="P17" svg:x1="11.693cm" svg:y1="0.972cm" svg:x2="13.291cm" svg:y2="0.972cm"><text:p/></draw:line><draw:line draw:style-name="gr19" draw:text-style-name="P18" svg:x1="11.456cm" svg:y1="0.435cm" svg:x2="12.264cm" svg:y2="0.435cm"><text:p/></draw:line><draw:line draw:style-name="gr20" draw:text-style-name="P17" svg:x1="12.264cm" svg:y1="0.435cm" svg:x2="12.264cm" svg:y2="1.544cm"><text:p/></draw:line><draw:line draw:style-name="gr21" draw:text-style-name="P17" svg:x1="11.456cm" svg:y1="1.544cm" svg:x2="12.264cm" svg:y2="1.544cm"><text:p/></draw:line><draw:line draw:style-name="gr22" draw:text-style-name="P17" svg:x1="12.264cm" svg:y1="1.544cm" svg:x2="14.148cm" svg:y2="2.8cm"><text:p/></draw:line><draw:frame draw:style-name="gr23" draw:text-style-name="P19" svg:width="3.167cm" svg:height="1.389cm" svg:x="5.521cm" svg:y="4.763cm"><draw:text-box><text:p text:style-name="P12"><text:span text:style-name="T13">Loop </text:span><text:span text:style-name="T13">and </text:span></text:p><text:p text:style-name="P12"><text:span text:style-name="T13">polish </text:span><text:span text:style-name="T13">again</text:span></text:p></draw:text-box></draw:frame><draw:custom-shape draw:style-name="gr24" draw:text-style-name="P13" xml:id="id2" draw:id="id2" svg:width="2.677cm" svg:height="0.727cm" svg:x="8.781cm" svg:y="1.189cm"><text:p text:style-name="P12"><text:span text:style-name="T12">Assembl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13" svg:width="2.677cm" svg:height="0.726cm" svg:x="17.304cm" svg:y="0.649cm"><text:p text:style-name="P12"><text:span text:style-name="T12">Alignmen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13" xml:id="id1" draw:id="id1" svg:width="2.677cm" svg:height="0.727cm" svg:x="12.908cm" svg:y="5.858cm"><text:p text:style-name="P12"><text:span text:style-name="T12">Assembly</text:span></text:p><draw:enhanced-geometry svg:viewBox="0 0 21600 21600" draw:mirror-horizontal="false" draw:mirror-vertical="false" draw:type="rectangle" draw:enhanced-path="M 0 0 L 21600 0 21600 21600 0 21600 0 0 Z N"/></draw:custom-shape><draw:line draw:style-name="gr27" draw:text-style-name="P17" svg:x1="15.574cm" svg:y1="6.293cm" svg:x2="17.441cm" svg:y2="5.415cm"><text:p/></draw:line><draw:custom-shape draw:style-name="gr28" draw:text-style-name="P13" svg:width="1.715cm" svg:height="1.599cm" svg:x="17.156cm" svg:y="3.685cm"><text:p text:style-name="P12"><text:span text:style-name="T12">Busco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9" draw:text-style-name="P13" svg:width="1.715cm" svg:height="1.601cm" svg:x="19.071cm" svg:y="3.657cm"><text:p text:style-name="P12"><text:span text:style-name="T12">Kat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0" draw:text-style-name="P13" svg:width="1.714cm" svg:height="1.597cm" svg:x="18.14cm" svg:y="5.059cm"><text:p text:style-name="P12"><text:span text:style-name="T12">Quas</text:span><text:span text:style-name="T12">t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1" draw:text-style-name="P20" svg:width="2.724cm" svg:height="0.738cm" svg:x="8.523cm" svg:y="16.26cm"><text:p text:style-name="P12"><text:span text:style-name="T12">Short </text:span><text:span text:style-name="T12">read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20" svg:width="2.093cm" svg:height="1.978cm" svg:x="13.115cm" svg:y="16.2cm"><text:p text:style-name="P12"><text:span text:style-name="T12">Bwa</text:span></text:p><text:p text:style-name="P12"><text:span text:style-name="T12">Longra</text:span><text:span text:style-name="T12">nger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20" svg:width="1.743cm" svg:height="1.629cm" svg:x="12.243cm" svg:y="19.512cm"><text:p text:style-name="P12"><text:span text:style-name="T12">Pilon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4" draw:text-style-name="P21" svg:width="1.743cm" svg:height="1.629cm" svg:x="14.277cm" svg:y="19.512cm"><text:p text:style-name="P12"><text:span text:style-name="T14">FreeBayes</text:span><text:span text:style-name="T14"><text:line-break/></text:span><text:span text:style-name="T14">VCFTools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5" draw:text-style-name="P14" svg:width="0.234cm" svg:height="0.234cm" svg:x="13.115cm" svg:y="17.07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15" svg:width="0.35cm" svg:height="3.902cm" draw:transform="rotate (1.5707963267949) translate (12.1455555555556cm 19.4566944444444cm)"><text:p/>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style-name="gr37" draw:text-style-name="P15" svg:width="0.35cm" svg:height="3.874cm" draw:transform="rotate (1.5707963267949) translate (12.1455555555556cm 21.5353194444444cm)"><text:p/><draw:enhanced-geometry svg:viewBox="0 0 21600 21600" draw:mirror-vertical="true" draw:glue-points="0 0 0 21600 21600 10800" draw:text-areas="0 ?f9 7800 ?f10" draw:mirror-horizontal="false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style-name="gr38" draw:text-style-name="P14" svg:width="0.232cm" svg:height="0.235cm" svg:x="13.988cm" svg:y="18.98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" draw:text-style-name="P16" svg:width="0.235cm" svg:height="0.23cm" svg:x="13.986cm" svg:y="21.43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16" svg:width="0.234cm" svg:height="0.234cm" svg:x="14.974cm" svg:y="17.07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41" draw:text-style-name="P17" svg:x1="14.102cm" svg:y1="21.664cm" svg:x2="14.102cm" svg:y2="22.187cm"><text:p/></draw:line><draw:line draw:style-name="gr42" draw:text-style-name="P17" svg:x1="15.207cm" svg:y1="17.182cm" svg:x2="17.241cm" svg:y2="17.188cm"><text:p/></draw:line><draw:line draw:style-name="gr43" draw:text-style-name="P17" svg:x1="17.241cm" svg:y1="17.189cm" svg:x2="14.218cm" svg:y2="19.049cm"><text:p/></draw:line><draw:connector draw:style-name="gr44" draw:text-style-name="P17" draw:type="curve" svg:x1="12.726cm" svg:y1="22.53cm" svg:x2="8.523cm" svg:y2="17.778cm" draw:start-shape="id3" draw:start-glue-point="3" draw:end-shape="id4" draw:end-glue-point="3" svg:d="M12726 22530c-7056 0-4955-4752-4203-4752" svg:viewBox="0 0 5087 4754"><text:p/></draw:connector><draw:line draw:style-name="gr45" draw:text-style-name="P17" svg:x1="11.246cm" svg:y1="17.41cm" svg:x2="11.487cm" svg:y2="17.189cm"><text:p/></draw:line><draw:line draw:style-name="gr46" draw:text-style-name="P17" svg:x1="11.246cm" svg:y1="16.998cm" svg:x2="11.487cm" svg:y2="17.188cm"><text:p/></draw:line><draw:line draw:style-name="gr47" draw:text-style-name="P17" svg:x1="11.487cm" svg:y1="17.189cm" svg:x2="13.114cm" svg:y2="17.189cm"><text:p/></draw:line><draw:line draw:style-name="gr48" draw:text-style-name="P18" svg:x1="11.246cm" svg:y1="16.641cm" svg:x2="12.068cm" svg:y2="16.641cm"><text:p/></draw:line><draw:line draw:style-name="gr49" draw:text-style-name="P17" svg:x1="12.068cm" svg:y1="16.641cm" svg:x2="12.068cm" svg:y2="17.77cm"><text:p/></draw:line><draw:line draw:style-name="gr50" draw:text-style-name="P17" svg:x1="11.246cm" svg:y1="17.771cm" svg:x2="12.068cm" svg:y2="17.771cm"><text:p/></draw:line><draw:line draw:style-name="gr51" draw:text-style-name="P17" svg:x1="12.068cm" svg:y1="17.771cm" svg:x2="13.986cm" svg:y2="19.05cm"><text:p/></draw:line><draw:frame draw:style-name="gr52" draw:text-style-name="P22" svg:width="3.786cm" svg:height="1.636cm" svg:x="5.301cm" svg:y="21.266cm"><draw:text-box><text:p text:style-name="P12"><text:span text:style-name="T12">Loop </text:span><text:span text:style-name="T12">and </text:span></text:p><text:p text:style-name="P12"><text:span text:style-name="T12">polish </text:span><text:span text:style-name="T12">again</text:span></text:p></draw:text-box></draw:frame><draw:line draw:style-name="gr53" draw:text-style-name="P17" svg:x1="15.447cm" svg:y1="22.595cm" svg:x2="17.348cm" svg:y2="21.701cm"><text:p/></draw:line><draw:custom-shape draw:style-name="gr54" draw:text-style-name="P20" xml:id="id4" draw:id="id4" svg:width="2.724cm" svg:height="0.74cm" svg:x="8.523cm" svg:y="17.41cm"><text:p text:style-name="P12"><text:span text:style-name="T12">Assembl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5" draw:text-style-name="P20" svg:width="2.724cm" svg:height="0.74cm" svg:x="17.198cm" svg:y="16.859cm"><text:p text:style-name="P12"><text:span text:style-name="T12">Align</text:span><text:span text:style-name="T12">men</text:span><text:span text:style-name="T12">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20" xml:id="id3" draw:id="id3" svg:width="2.722cm" svg:height="0.74cm" svg:x="12.727cm" svg:y="22.162cm"><text:p text:style-name="P12"><text:span text:style-name="T12">Assembl</text:span><text:span text:style-name="T12">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20" svg:width="1.745cm" svg:height="1.629cm" svg:x="17.048cm" svg:y="19.95cm"><text:p text:style-name="P12"><text:span text:style-name="T12">Busco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58" draw:text-style-name="P20" svg:width="1.743cm" svg:height="1.629cm" svg:x="19.001cm" svg:y="19.922cm"><text:p text:style-name="P12"><text:span text:style-name="T12">Kat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59" draw:text-style-name="P20" svg:width="1.743cm" svg:height="1.629cm" svg:x="18.05cm" svg:y="21.349cm"><text:p text:style-name="P12"><text:span text:style-name="T12">Quast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60" draw:text-style-name="P23" svg:width="1.743cm" svg:height="1.624cm" svg:x="13.291cm" svg:y="10.912cm"><text:p text:style-name="P12"><text:span text:style-name="T15">Splitter.</text:span><text:span text:style-name="T15">py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14" svg:width="0.195cm" svg:height="0.191cm" svg:x="14.088cm" svg:y="10.8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2" draw:text-style-name="P16" svg:width="0.195cm" svg:height="0.193cm" svg:x="14.092cm" svg:y="12.34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3" draw:text-style-name="P24" svg:width="2.677cm" svg:height="0.727cm" svg:x="8.682cm" svg:y="8.16cm"><text:p text:style-name="P12"><text:span text:style-name="T12">Long </text:span><text:span text:style-name="T12">read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24" svg:width="2.057cm" svg:height="1.943cm" svg:x="13.192cm" svg:y="8.102cm"><text:p text:style-name="P12"><text:span text:style-name="T12">Mini</text:span></text:p><text:p text:style-name="P12"><text:span text:style-name="T12">map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5" draw:text-style-name="P14" svg:width="0.228cm" svg:height="0.228cm" svg:x="13.192cm" svg:y="8.9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6" draw:text-style-name="P16" svg:width="0.23cm" svg:height="0.228cm" svg:x="15.02cm" svg:y="8.9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7" draw:text-style-name="P17" svg:x1="15.247cm" svg:y1="9.068cm" svg:x2="17.245cm" svg:y2="9.074cm"><text:p/></draw:line><draw:line draw:style-name="gr68" draw:text-style-name="P17" svg:x1="17.246cm" svg:y1="9.072cm" svg:x2="14.277cm" svg:y2="10.899cm"><text:p/></draw:line><draw:line draw:style-name="gr69" draw:text-style-name="P17" svg:x1="11.356cm" svg:y1="9.289cm" svg:x2="11.593cm" svg:y2="9.072cm"><text:p/></draw:line><draw:line draw:style-name="gr70" draw:text-style-name="P17" svg:x1="11.356cm" svg:y1="8.885cm" svg:x2="11.593cm" svg:y2="9.072cm"><text:p/></draw:line><draw:line draw:style-name="gr71" draw:text-style-name="P17" svg:x1="11.593cm" svg:y1="9.072cm" svg:x2="13.191cm" svg:y2="9.072cm"><text:p/></draw:line><draw:line draw:style-name="gr72" draw:text-style-name="P17" svg:x1="11.356cm" svg:y1="9.643cm" svg:x2="12.164cm" svg:y2="9.643cm"><text:p/></draw:line><draw:line draw:style-name="gr73" draw:text-style-name="P17" svg:x1="12.164cm" svg:y1="9.643cm" svg:x2="14.048cm" svg:y2="10.899cm"><text:p/></draw:line><draw:custom-shape draw:style-name="gr74" draw:text-style-name="P24" xml:id="id6" draw:id="id6" svg:width="2.677cm" svg:height="0.727cm" svg:x="8.682cm" svg:y="9.289cm"><text:p text:style-name="P12"><text:span text:style-name="T12">Assembl</text:span><text:span text:style-name="T12">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24" svg:width="2.677cm" svg:height="0.726cm" svg:x="17.203cm" svg:y="8.749cm"><text:p text:style-name="P12"><text:span text:style-name="T12">Align</text:span><text:span text:style-name="T12">men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24" xml:id="id5" draw:id="id5" svg:width="2.675cm" svg:height="0.727cm" svg:x="12.81cm" svg:y="13.757cm"><text:p text:style-name="P12"><text:span text:style-name="T12">As</text:span><text:span text:style-name="T12">se</text:span><text:span text:style-name="T12">mb</text:span><text:span text:style-name="T12">ly</text:span></text:p><draw:enhanced-geometry svg:viewBox="0 0 21600 21600" draw:mirror-horizontal="false" draw:mirror-vertical="false" draw:type="rectangle" draw:enhanced-path="M 0 0 L 21600 0 21600 21600 0 21600 0 0 Z N"/></draw:custom-shape><draw:line draw:style-name="gr77" draw:text-style-name="P17" svg:x1="14.185cm" svg:y1="12.546cm" svg:x2="14.185cm" svg:y2="13.802cm"><text:p/></draw:line><draw:connector draw:style-name="gr78" draw:text-style-name="P25" draw:type="curve" draw:line-skew="-1.151cm" svg:x1="14.147cm" svg:y1="14.484cm" svg:x2="8.524cm" svg:y2="17.779cm" draw:start-shape="id5" draw:start-glue-point="2" draw:end-shape="id4" draw:end-glue-point="3" svg:d="M14147 14484c0 466-3063 388-4657 1096-1594 707-1718 2199-966 2199" svg:viewBox="0 0 6070 3297"><text:p/></draw:connector><draw:connector draw:style-name="gr79" draw:text-style-name="P25" draw:type="curve" draw:line-skew="-1.239cm" svg:x1="14.246cm" svg:y1="6.585cm" svg:x2="8.682cm" svg:y2="9.652cm" draw:start-shape="id1" draw:start-glue-point="2" draw:end-shape="id6" draw:end-glue-point="3" svg:d="M14246 6585c0 169-3034 140-4613 864s-1704 2203-951 2203" svg:viewBox="0 0 6011 3069"><text:p/></draw:connector><draw:custom-shape draw:style-name="gr80" draw:text-style-name="P24" svg:width="4cm" svg:height="1.528cm" svg:x="0.002cm" svg:y="8.075cm"><text:p text:style-name="P12"><text:span text:style-name="T12">Split and </text:span><text:span text:style-name="T12">Correct</text:span></text:p><text:p text:style-name="P12"><text:span text:style-name="T12">Long read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1" draw:text-style-name="P13" svg:width="4cm" svg:height="1.527cm" svg:x="0.002cm" svg:y="0.076cm"><text:p text:style-name="P12"><text:span text:style-name="T12">Polishing</text:span></text:p><text:p text:style-name="P12"><text:span text:style-name="T12">Long </text:span><text:span text:style-name="T12">read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2" draw:text-style-name="P20" svg:width="4cm" svg:height="1.539cm" svg:x="0.002cm" svg:y="16.165cm"><text:p text:style-name="P12"><text:span text:style-name="T12">Polish</text:span><text:span text:style-name="T12">ing</text:span></text:p><text:p text:style-name="P12"><text:span text:style-name="T12">Short </text:span><text:span text:style-name="T12">reads</text:span></text:p><draw:enhanced-geometry svg:viewBox="0 0 21600 21600" draw:mirror-horizontal="false" draw:mirror-vertical="false" draw:type="rectangle" draw:enhanced-path="M 0 0 L 21600 0 21600 21600 0 21600 0 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4:38:29.690571600</meta:creation-date>
    <meta:generator>LibreOffice/6.0.7.3$Linux_X86_64 LibreOffice_project/00m0$Build-3</meta:generator>
    <dc:date>2020-09-02T09:27:59.331688940</dc:date>
    <meta:editing-duration>PT40M10S</meta:editing-duration>
    <meta:editing-cycles>8</meta:editing-cycles>
    <meta:document-statistic meta:table-count="0" meta:image-count="0" meta:object-count="0" meta:page-count="2" meta:paragraph-count="17" meta:word-count="199" meta:character-count="1337" meta:non-whitespace-character-count="1154"/>
  </office:meta>
</office:document-meta>
</file>